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87a0" officeooo:paragraph-rsid="000e87a0"/>
    </style:style>
    <style:style style:name="P2" style:family="paragraph" style:parent-style-name="Standard">
      <style:text-properties fo:color="#c9211e" loext:opacity="100%" officeooo:rsid="000e87a0" officeooo:paragraph-rsid="000e87a0"/>
    </style:style>
    <style:style style:name="P3" style:family="paragraph" style:parent-style-name="Standard">
      <style:text-properties fo:color="#ffffff" loext:opacity="100%" officeooo:rsid="00103e90" officeooo:paragraph-rsid="00103e90"/>
    </style:style>
    <style:style style:name="T1" style:family="text">
      <style:text-properties fo:color="#c9211e"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Anticipez les besoins en</text:p>
      <text:p text:style-name="Standard">consommations de bâtiments</text:p>
      <text:p text:style-name="Standard">Aidez une grande ville à atteindre son objectif de neutralité en émissions de carbone</text:p>
      <text:p text:style-name="Standard"/>
      <text:p text:style-name="P1">30 heures </text:p>
      <text:p text:style-name="P1"/>
      <text:p text:style-name="Standard">Compétences cibles</text:p>
      <text:p text:style-name="Standard">Appliquer des analyses statistiques descriptives et naviguer visuellement dans les</text:p>
      <text:p text:style-name="Standard">données</text:p>
      <text:p text:style-name="Standard">Automatiser le processus de nettoyage à l’aide de Python</text:p>
      <text:p text:style-name="Standard">Choisir un algorithme adapté aux objectifs visés</text:p>
      <text:p text:style-name="Standard">Configurer l'environnement de travail</text:p>
      <text:p text:style-name="Standard">Définir la procédure d'entraînement et entraîner le modèle avec les jeux de données</text:p>
      <text:p text:style-name="Standard">Préparer les jeux de données afin de mettre les variables sous une échelle commune</text:p>
      <text:p text:style-name="Standard">Synthétiser, simplifier ses résultats</text:p>
      <text:p text:style-name="Standard"/>
      <text:p text:style-name="Standard">Initiez-vous au Machine Learning</text:p>
      <text:p text:style-name="Standard">Découvrez dans ce cours les techniques incontournables du</text:p>
      <text:p text:style-name="Standard">Machine Learning. Leurs applications sont variées et très</text:p>
      <text:p text:style-name="Standard">prometteuses !</text:p>
      <text:p text:style-name="Standard">Gérez du code avec Git et GitHub</text:p>
      <text:p text:style-name="Standard">Facile 6 heures</text:p>
      <text:p text:style-name="Standard">Installez Git et GitHub et apprenez les commandes de base de Git pour gérer votre</text:p>
      <text:p text:style-name="Standard">code et déployer vos projets de développement.</text:p>
      <text:p text:style-name="Standard">AI Engineer 13</text:p>
      <text:p text:style-name="Standard">Devenez un expert de Git et GitHub</text:p>
      <text:p text:style-name="Standard">Moyenne 6 heures</text:p>
      <text:p text:style-name="Standard">Devenez un expert de Git et GitHub : utiliser une méthode et</text:p>
      <text:p text:style-name="Standard">des commandes pour gérer les conflits, mettez en place des</text:p>
      <text:p text:style-name="Standard">workflows, des hooks et utiliser un client GUI.</text:p>
      <text:p text:style-name="Standard">Maîtrisez l'apprentissage supervisé</text:p>
      <text:p text:style-name="Standard">Moyenne 10 heures</text:p>
      <text:p text:style-name="Standard">Maîtrisez les concepts avancés de l'apprentissage supervisé</text:p>
      <text:p text:style-name="Standard">ainsi que les bases du MLOps.</text:p>
      <text:p text:style-name="Standard">AI Engineer 14</text:p>
      <text:p text:style-name="Standard">Projet 4 - 50 heures</text:p>
      <text:p text:style-name="Standard">Classifiez automatiquement des</text:p>
      <text:p text:style-name="Standard">informations</text:p>
      <text:p text:style-name="Standard">Réalisez et évaluez un modèle de classification supervisée tout en consolidant vos</text:p>
      <text:p text:style-name="Standard">compétences en analyse exploratoire et en Machine Learning.</text:p>
      <text:p text:style-name="Standard">Compétences cibles</text:p>
      <text:p text:style-name="Standard">Configurer l’environnement de travail nécessaire à l’exploitation des données</text:p>
      <text:p text:style-name="Standard">Entraîner un modèle d’apprentissage</text:p>
      <text:p text:style-name="Standard">Évaluer le modèle d'apprentissage</text:p>
      <text:p text:style-name="Standard">Mettre en place un processus de nettoyage afin d’améliorer la qualité des données</text:p>
      <text:p text:style-name="Standard">Préparer et transformer des données afin de les adapter au modèle d’apprentissage.</text:p>
      <text:p text:style-name="Standard">Cours associés</text:p>
      <text:p text:style-name="Standard">Maîtrisez l'apprentissage supervisé</text:p>
      <text:p text:style-name="Standard">Moyenne 10 heures</text:p>
      <text:p text:style-name="Standard">Maîtrisez les concepts avancés de l'apprentissage supervisé</text:p>
      <text:p text:style-name="Standard">ainsi que les bases du MLOps.</text:p>
      <text:p text:style-name="Standard"><text:soft-page-break/>Requêtez une base de données avec SQL</text:p>
      <text:p text:style-name="Standard">Moyenne 12 heures</text:p>
      <text:p text:style-name="Standard">Initiez-vous à la modélisation relationnelle et construisez des</text:p>
      <text:p text:style-name="Standard">requêtes SQL avec des fonctions pertinentes pour alimenter</text:p>
      <text:p text:style-name="Standard">vos data analyses avec les bonnes données.</text:p>
      <text:p text:style-name="Standard">AI Engineer 15</text:p>
      <text:p text:style-name="Standard">Perfectionnez votre maîtrise de SQL</text:p>
      <text:p text:style-name="Standard">Difficile 10 heures</text:p>
      <text:p text:style-name="Standard">Avec ce cours, apprenez à résoudre des requêtes SQL</text:p>
      <text:p text:style-name="Standard">complexes en maîtrisant les fonctions avancées, les jointures,</text:p>
      <text:p text:style-name="Standard">les windows functions, le merge de table, les vues…</text:p>
      <text:p text:style-name="Standard"/>
      <text:p text:style-name="Standard"/>
      <text:p text:style-name="P1">prompt </text:p>
      <text:p text:style-name="P1">dans le cadre de ma formation AI engineer d'Openclassrooms je dois réaliser le projet ci-dessous</text:p>
      <text:p text:style-name="P1"/>
      <text:p text:style-name="P1">sansm e donner pour le moment une piste pour un workflow peux tu m'estimer le temps nécessaire pour réaliser ce projet qui doit déboucher sur un notebook jupyter lab et une soutenance orale ?</text:p>
      <text:p text:style-name="P1"/>
      <text:p text:style-name="P1"/>
      <text:p text:style-name="P1">peux tu m'expliquer dans une optique de recherche d'emploi la valeur de ce projet et me donner avec justificaitons le niveau de difficulté de ce projet ?</text:p>
      <text:p text:style-name="P2"/>
      <text:p text:style-name="P1"><text:a xlink:type="simple" xlink:href="https://chatgpt.com/c/69878e18-5514-8329-8864-8655b3bbbe86" text:style-name="Internet_20_link" text:visited-style-name="Visited_20_Internet_20_Link"><text:span text:style-name="T1">https://chatgpt.com/c/69878e18-5514-8329-8864-8655b3bbbe86</text:span></text:a></text:p>
      <text:p text:style-name="P2"/>
      <text:p text:style-name="P3">durée 100 heures</text:p>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7T20:06:35.459147762</meta:creation-date>
    <meta:generator>LibreOffice/24.2.7.2$Linux_X86_64 LibreOffice_project/420$Build-2</meta:generator>
    <dc:date>2026-02-07T20:17:39.842873493</dc:date>
    <meta:editing-duration>PT11M4S</meta:editing-duration>
    <meta:editing-cycles>2</meta:editing-cycles>
    <meta:document-statistic meta:table-count="0" meta:image-count="0" meta:object-count="0" meta:page-count="2" meta:paragraph-count="65" meta:word-count="451" meta:character-count="2965" meta:non-whitespace-character-count="2577"/>
  </office:meta>
</office:document-meta>
</file>